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5cm" svg:height="6.8cm" svg:x="4.7cm" svg:y="4.8cm">
          <text:p text:style-name="P1">PCB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2cm" svg:height="1.4cm" svg:x="14.2cm" svg:y="9.15cm">
          <text:p text:style-name="P1"><text:span text:style-name="T1">Hope-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2cm" svg:height="2.1cm" svg:x="6.9cm" svg:y="5.9cm">
          <text:p text:style-name="P1"><text:span text:style-name="T1">Fonte Chavea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2cm" svg:height="2.1cm" svg:x="6.9cm" svg:y="8.8cm">
          <text:p text:style-name="P1"><text:span text:style-name="T1">Carreg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1cm" svg:y1="6.95cm" svg:x2="14.2cm" svg:y2="9.85cm" draw:start-shape="id1" draw:start-glue-point="1" draw:end-shape="id2" svg:d="m11100 6950h1551v2900h1549" svg:viewBox="0 0 3101 2901">
          <text:p/>
        </draw:connector>
        <draw:custom-shape draw:style-name="gr2" draw:text-style-name="P2" xml:id="id3" draw:id="id3" draw:layer="layout" svg:width="4.2cm" svg:height="1.4cm" svg:x="14.2cm" svg:y="6.25cm">
          <text:p text:style-name="P1"><text:span text:style-name="T1">Bluetooth/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3cm" svg:y1="9.15cm" svg:x2="16.3cm" svg:y2="7.65cm" draw:start-shape="id2" draw:start-glue-point="0" draw:end-shape="id3" draw:end-glue-point="2" svg:d="m16300 9150v-1500" svg:viewBox="0 0 1 1501">
          <text:p/>
        </draw:connector>
        <draw:connector draw:style-name="gr3" draw:text-style-name="P1" draw:layer="layout" svg:x1="11.1cm" svg:y1="6.95cm" svg:x2="14.2cm" svg:y2="6.95cm" draw:start-shape="id1" draw:start-glue-point="1" draw:end-shape="id3" draw:end-glue-point="3" svg:d="m11100 6950h3100" svg:viewBox="0 0 3101 1">
          <text:p/>
        </draw:connector>
        <draw:custom-shape draw:style-name="gr5" draw:text-style-name="P1" xml:id="id4" draw:id="id4" draw:layer="layout" svg:width="2.5cm" svg:height="2.5cm" svg:x="1.7cm" svg:y="8.6cm">
          <text:p text:style-name="P1">US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2.5cm" svg:height="2.5cm" svg:x="1.7cm" svg:y="5.7cm">
          <text:p text:style-name="P1">Bateria</text:p>
          <text:p text:style-name="P1">LiP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2cm" svg:y1="9.85cm" svg:x2="6.9cm" svg:y2="9.85cm" draw:start-shape="id4" draw:start-glue-point="1" draw:end-shape="id5" draw:end-glue-point="3" svg:d="m4200 9850h2700" svg:viewBox="0 0 2701 1">
          <text:p/>
        </draw:connector>
        <draw:connector draw:style-name="gr3" draw:text-style-name="P1" xml:id="id7" draw:id="id7" draw:layer="layout" svg:x1="4.2cm" svg:y1="6.95cm" svg:x2="6.9cm" svg:y2="6.95cm" draw:start-shape="id6" draw:start-glue-point="1" draw:end-shape="id1" draw:end-glue-point="3" svg:d="m4200 6950h2700" svg:viewBox="0 0 2701 1">
          <text:p/>
        </draw:connector>
        <draw:connector draw:style-name="gr3" draw:text-style-name="P1" draw:layer="layout" svg:x1="6.9cm" svg:y1="9.85cm" svg:x2="5.55cm" svg:y2="6.95cm" draw:start-shape="id5" draw:start-glue-point="3" draw:end-shape="id7" draw:end-glue-point="0" svg:d="m6900 9850h-1350v-2900" svg:viewBox="0 0 1351 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</meta:initial-creator>
    <meta:creation-date>2013-10-30T03:19:25</meta:creation-date>
    <dc:date>2013-10-30T03:33:02</dc:date>
    <dc:creator>Arthur </dc:creator>
    <meta:editing-duration>P0D</meta:editing-duration>
    <meta:editing-cycles>1</meta:editing-cycles>
    <meta:document-statistic meta:object-count="13"/>
    <meta:generator>LibreOffice/4.0.2.2$Linux_X86_64 LibreOffice_project/400m0$Build-2</meta:generator>
  </office:meta>
</office:document-meta>
</file>